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e2c7f" officeooo:paragraph-rsid="001f4312"/>
    </style:style>
    <style:style style:name="P2" style:family="paragraph" style:parent-style-name="Standard">
      <style:text-properties officeooo:rsid="001f4312" officeooo:paragraph-rsid="001f4312"/>
    </style:style>
    <style:style style:name="P3" style:family="paragraph" style:parent-style-name="Standard">
      <style:text-properties officeooo:rsid="001fe37b" officeooo:paragraph-rsid="001fe37b"/>
    </style:style>
    <style:style style:name="T1" style:family="text">
      <style:text-properties officeooo:rsid="001f4312"/>
    </style:style>
    <style:style style:name="T2" style:family="text">
      <style:text-properties officeooo:rsid="001f490d"/>
    </style:style>
    <style:style style:name="T3" style:family="text">
      <style:text-properties officeooo:rsid="0021dbea"/>
    </style:style>
    <style:style style:name="T4" style:family="text">
      <style:text-properties officeooo:rsid="001fe37b"/>
    </style:style>
    <style:style style:name="T5" style:family="text">
      <style:text-properties officeooo:rsid="002212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rmSentinel is a cloud-based monitoring and alerting web application, for real-time, geolocated crop health, pest and diseases reports. <text:line-break/>This project addresses the challenge of leveraging distributed systems and cloud computing technologies to mitigate the pests and diseases factors in yield gap. Yield gap, according to Prof. Martin Van Ittersum, refers to the difference between the yield under ideal conditions and the actu<text:span text:style-name="T1">al Yield. During his research to standardize Yield gap assessment, he estimated the yield gap in sub-saharan Africa to be up to 80 %, there are many reasons behind the large gap such as: water &amp; nutrients(limiting factors) and weeds, pollutants, pests &amp; diseases(reducing factors). <text:line-break/></text:span></text:p>
      <text:p text:style-name="P2">In fact, farmers will be allowed to authenticate, mark their fields with geographical coordinates, log in the area of cultivation, crops variety and yields estimation. Once a farmer notice a pest/disease outbreak in his farm, due to season or great winds, he is able to report it on the platform, along with the actual impact of the outbreak. Once the outbreak reported, farmers near him get notified that they should take mitigation measures to reduce the possible impact of the outbreak on their yield. The report will be ranked in order of gravity and show on the interactive map. The interactive map showing in real-time the reports of farmers and their assigned gravity, gives a clear global view about the evolution of the outbreaks, thus, decision-makers will be able to make data driven decisions, and take appropriate large scale initiative to reduce the impact of those outbreaks. <text:line-break/><text:line-break/><text:span text:style-name="T2">The primary users of the system are farmers and decision-makers. The system will allow role-based authentication. </text:span><text:line-break/><text:line-break/><text:span text:style-name="T2">The distributed systems orientation of FarmSentinel, emphasizes the Scalability, fault tolerant and collaboration aspects of the system. The platform will be deployed using on premises cloud computing resources, precisely the use of a Virtual Private Server(VPS) configured accordingly to the computing intensive aspect of distributed systems. </text:span><text:span text:style-name="T3">Given the event-driven microservices architecture of the platform, scalability will be achieved by auto-scaling of each service’s nodes depending on the load; fault tolerance will be achieved by replicating resources, here databases, and, leveraging automatic relaunch of down pods offered by kubernetes. </text:span></text:p>
      <text:p text:style-name="P2"><text:line-break/><text:span text:style-name="T4">FarmSentinel will implement a hybrid architecture, which comprises: microservices architecture and event-driven architecture. <text:line-break/><text:line-break/>The technological stack for Farm Sentinel comprises:</text:span></text:p>
      <text:p text:style-name="P3">Front-end: React &amp; Mapbox GL to display geolocated markers(using the coordinates of the report to place markers on the map, and style the markers to illustrate the gravity of the outbreaks).<text:line-break/><text:span text:style-name="T5">The visualization of the cultivation area will be achieved by using polygon on the map, by using GeoJson.</text:span><text:line-break/><text:line-break/>Real-time updates: it will be achieved by using WebSockets for the real-time updates of the front-end according to the received reports. <text:line-break/><text:line-break/><text:span text:style-name="T3">Object Storage for storing the photos used in reports will be achieved by using MiniO.<text:line-break/><text:line-break/></text:span><text:span text:style-name="T5">The backend will be built using Golang, the event-driven aspect of the system will be achieved using RabbitMQ. Then, the use of loki, promtail(Collect logs) and grafana for <text:s/>monitoring. <text:line-break/><text:line-break/>Caching will be implemented using Redis.<text:line-break/><text:line-break/></text:span><text:soft-page-break/><text:span text:style-name="T5"><text:line-break/><text:line-break/>For the databases, we are going to use Postgres &amp; PostGis to deal with farmers data and geospatial data management. </text:span><text:line-break/><text:line-break/><text:line-break/><text:span text:style-name="T5">To conclude, FarmSentinel can have a real positive impact on the farmers by allowing them to reduce the yield gap, thus, leading to more available food on the market , that can lead to more affordable food and answers food instability issu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7T22:37:17.941095000</meta:creation-date>
    <dc:date>2025-10-18T02:04:14.168786000</dc:date>
    <meta:editing-duration>PT2H13M3S</meta:editing-duration>
    <meta:editing-cycles>1</meta:editing-cycles>
    <meta:document-statistic meta:table-count="0" meta:image-count="0" meta:object-count="0" meta:page-count="2" meta:paragraph-count="4" meta:word-count="559" meta:character-count="3668" meta:non-whitespace-character-count="3089"/>
    <meta:generator>LibreOffice/25.8.1.1$MacOSX_X86_64 LibreOffice_project/54047653041915e595ad4e45cccea684809c77b5</meta:generator>
  </office:meta>
</office:document-meta>
</file>